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d7" draw:fill-color="#ffffd7" draw:textarea-horizontal-align="justify" draw:textarea-vertical-align="middle" draw:auto-grow-height="false" fo:min-height="0.766cm" fo:min-width="2.802cm"/>
    </style:style>
    <style:style style:name="gr2" style:family="graphic" style:parent-style-name="standard">
      <style:graphic-properties svg:stroke-color="#ffb66c" draw:fill-color="#ffbf00" draw:textarea-horizontal-align="justify" draw:textarea-vertical-align="middle" draw:auto-grow-height="false" fo:min-height="0.648cm" fo:min-width="2.374cm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color="#ffffd7" draw:fill-color="#ffffd7" draw:textarea-horizontal-align="justify" draw:textarea-vertical-align="middle" draw:auto-grow-height="false" fo:min-height="0.766cm" fo:min-width="3.334cm"/>
    </style:style>
    <style:style style:name="gr5" style:family="graphic" style:parent-style-name="standard">
      <style:graphic-properties svg:stroke-color="#ffffd7" draw:fill-color="#ffffd7" draw:textarea-horizontal-align="justify" draw:textarea-vertical-align="middle" draw:auto-grow-height="false" fo:min-height="0.766cm" fo:min-width="3.436cm"/>
    </style:style>
    <style:style style:name="gr6" style:family="graphic" style:parent-style-name="standard">
      <style:graphic-properties svg:stroke-color="#ffb66c" draw:fill-color="#ffbf00" draw:textarea-horizontal-align="justify" draw:textarea-vertical-align="middle" draw:auto-grow-height="false" fo:min-height="0.648cm" fo:min-width="2.528cm"/>
    </style:style>
    <style:style style:name="gr7" style:family="graphic" style:parent-style-name="standard">
      <style:graphic-properties svg:stroke-color="#e8f2a1" draw:fill-color="#e8f2a1" draw:textarea-horizontal-align="justify" draw:textarea-vertical-align="middle" draw:auto-grow-height="false" fo:min-height="0.648cm" fo:min-width="1.142cm"/>
    </style:style>
    <style:style style:name="gr8" style:family="graphic" style:parent-style-name="standard">
      <style:graphic-properties svg:stroke-color="#ffb66c" draw:fill-color="#ffbf00" draw:textarea-horizontal-align="justify" draw:textarea-vertical-align="middle" draw:auto-grow-height="false" fo:min-height="0.648cm" fo:min-width="2.599cm"/>
    </style:style>
    <style:style style:name="gr9" style:family="graphic" style:parent-style-name="standard">
      <style:graphic-properties svg:stroke-color="#b4c7dc" draw:fill-color="#b4c7dc" draw:textarea-horizontal-align="justify" draw:textarea-vertical-align="middle" draw:auto-grow-height="false" fo:min-height="0.648cm" fo:min-width="2.883cm"/>
    </style:style>
    <style:style style:name="gr10" style:family="graphic" style:parent-style-name="standard">
      <style:graphic-properties svg:stroke-color="#ffffd7" draw:fill-color="#ffffd7" draw:textarea-horizontal-align="justify" draw:textarea-vertical-align="middle" draw:auto-grow-height="false" fo:min-height="0.766cm" fo:min-width="4.096cm"/>
    </style:style>
    <style:style style:name="gr11" style:family="graphic" style:parent-style-name="standard">
      <style:graphic-properties svg:stroke-color="#ffffd7" draw:fill-color="#ffffd7" draw:textarea-horizontal-align="justify" draw:textarea-vertical-align="middle" draw:auto-grow-height="false" fo:min-height="0.766cm" fo:min-width="3.697cm"/>
    </style:style>
    <style:style style:name="gr12" style:family="graphic" style:parent-style-name="standard">
      <style:graphic-properties svg:stroke-color="#e8f2a1" draw:fill-color="#e8f2a1" draw:textarea-horizontal-align="justify" draw:textarea-vertical-align="middle" draw:auto-grow-height="false" fo:min-height="0.648cm" fo:min-width="2.578cm"/>
    </style:style>
    <style:style style:name="gr13" style:family="graphic" style:parent-style-name="standard">
      <style:graphic-properties svg:stroke-color="#e8f2a1" draw:fill-color="#e8f2a1" draw:textarea-horizontal-align="justify" draw:textarea-vertical-align="middle" draw:auto-grow-height="false" fo:min-height="0.648cm" fo:min-width="3.027cm"/>
    </style:style>
    <style:style style:name="gr14" style:family="graphic" style:parent-style-name="standard">
      <style:graphic-properties svg:stroke-color="#e8f2a1" draw:fill-color="#e8f2a1" draw:textarea-horizontal-align="justify" draw:textarea-vertical-align="middle" draw:auto-grow-height="false" fo:min-height="0.648cm" fo:min-width="1.925cm"/>
    </style:style>
    <style:style style:name="gr15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color="#ffffd7" draw:fill-color="#ffffd7" draw:textarea-horizontal-align="justify" draw:textarea-vertical-align="middle" draw:auto-grow-height="false" fo:min-height="0.766cm" fo:min-width="3.615cm"/>
    </style:style>
    <style:style style:name="gr17" style:family="graphic" style:parent-style-name="standard">
      <style:graphic-properties svg:stroke-color="#ffffd7" draw:fill-color="#ffffd7" draw:textarea-horizontal-align="justify" draw:textarea-vertical-align="middle" draw:auto-grow-height="false" fo:min-height="0.766cm" fo:min-width="3.124cm"/>
    </style:style>
    <style:style style:name="gr18" style:family="graphic" style:parent-style-name="standard">
      <style:graphic-properties svg:stroke-color="#b4c7dc" draw:fill-color="#b4c7dc" draw:textarea-horizontal-align="justify" draw:textarea-vertical-align="middle" draw:auto-grow-height="false" fo:min-height="0.648cm" fo:min-width="3.682cm"/>
    </style:style>
    <style:style style:name="gr19" style:family="graphic" style:parent-style-name="standard">
      <style:graphic-properties svg:stroke-color="#ffb66c" draw:fill-color="#ffbf00" draw:textarea-horizontal-align="justify" draw:textarea-vertical-align="middle" draw:auto-grow-height="false" fo:min-height="0.648cm" fo:min-width="3.068cm"/>
    </style:style>
    <style:style style:name="gr20" style:family="graphic" style:parent-style-name="standard">
      <style:graphic-properties svg:stroke-color="#ffb66c" draw:fill-color="#ffbf00" draw:textarea-horizontal-align="justify" draw:textarea-vertical-align="middle" draw:auto-grow-height="false" fo:min-height="0.648cm" fo:min-width="3.157cm"/>
    </style:style>
    <style:style style:name="gr21" style:family="graphic" style:parent-style-name="standard">
      <style:graphic-properties svg:stroke-color="#ffb66c" draw:fill-color="#ffbf00" draw:textarea-horizontal-align="justify" draw:textarea-vertical-align="middle" draw:auto-grow-height="false" fo:min-height="0.648cm" fo:min-width="3.337cm"/>
    </style:style>
    <style:style style:name="gr22" style:family="graphic" style:parent-style-name="standard">
      <style:graphic-properties svg:stroke-color="#ffffd7" draw:fill-color="#ffffd7" draw:textarea-horizontal-align="justify" draw:textarea-vertical-align="middle" draw:auto-grow-height="false" fo:min-height="0.766cm" fo:min-width="2.698cm"/>
    </style:style>
    <style:style style:name="gr23" style:family="graphic" style:parent-style-name="standard">
      <style:graphic-properties svg:stroke-color="#ffffd7" draw:fill-color="#ffffd7" draw:textarea-horizontal-align="justify" draw:textarea-vertical-align="middle" draw:auto-grow-height="false" fo:min-height="0.766cm" fo:min-width="3.762cm"/>
    </style:style>
    <style:style style:name="gr24" style:family="graphic" style:parent-style-name="standard">
      <style:graphic-properties svg:stroke-color="#b4c7dc" draw:fill-color="#b4c7dc" draw:textarea-horizontal-align="justify" draw:textarea-vertical-align="middle" draw:auto-grow-height="false" fo:min-height="0.648cm" fo:min-width="2.88cm"/>
    </style:style>
    <style:style style:name="gr25" style:family="graphic" style:parent-style-name="standard">
      <style:graphic-properties svg:stroke-color="#ffffd7" draw:fill-color="#ffffd7" draw:textarea-horizontal-align="justify" draw:textarea-vertical-align="middle" draw:auto-grow-height="false" fo:min-height="0.766cm" fo:min-width="3.185cm"/>
    </style:style>
    <style:style style:name="gr26" style:family="graphic" style:parent-style-name="standard">
      <style:graphic-properties svg:stroke-color="#ffffd7" draw:fill-color="#ffffd7" draw:textarea-horizontal-align="justify" draw:textarea-vertical-align="middle" draw:auto-grow-height="false" fo:min-height="0.766cm" fo:min-width="2.354cm"/>
    </style:style>
    <style:style style:name="gr27" style:family="graphic" style:parent-style-name="standard">
      <style:graphic-properties svg:stroke-color="#ffffd7" draw:fill-color="#ffffd7" draw:textarea-horizontal-align="justify" draw:textarea-vertical-align="middle" draw:auto-grow-height="false" fo:min-height="0.766cm" fo:min-width="3.532cm"/>
    </style:style>
    <style:style style:name="gr28" style:family="graphic" style:parent-style-name="objectwithoutfill">
      <style:graphic-properties draw:stroke="dash" draw:stroke-dash="Dashed_20__28_var_29_" svg:stroke-width="0.053cm" svg:stroke-color="#b2b2b2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fo:min-height="1.02cm"/>
    </style:style>
    <style:style style:name="gr30" style:family="graphic" style:parent-style-name="standard">
      <style:graphic-properties svg:stroke-color="#ffffd7" draw:fill-color="#ffffd7" draw:textarea-horizontal-align="justify" draw:textarea-vertical-align="middle" draw:auto-grow-height="false" fo:min-height="6.646cm" fo:min-width="14.132cm"/>
    </style:style>
    <style:style style:name="gr31" style:family="graphic" style:parent-style-name="standard">
      <style:graphic-properties draw:stroke="none" svg:stroke-color="#000000" draw:fill="none" draw:fill-color="#ffffff" fo:min-height="1.423cm"/>
    </style:style>
    <style:style style:name="gr32" style:family="graphic" style:parent-style-name="standard">
      <style:graphic-properties draw:stroke="none" svg:stroke-color="#000000" draw:fill="none" draw:fill-color="#ffffff" fo:min-height="4.978cm"/>
    </style:style>
    <style:style style:name="P1" style:family="paragraph">
      <style:paragraph-properties fo:text-align="center"/>
    </style:style>
    <style:style style:name="P2" style:family="paragraph">
      <loext:graphic-properties draw:fill-color="#ffffd7"/>
      <style:paragraph-properties fo:text-align="center"/>
    </style:style>
    <style:style style:name="P3" style:family="paragraph">
      <loext:graphic-properties draw:fill-color="#ffbf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e8f2a1"/>
      <style:paragraph-properties fo:text-align="center"/>
    </style:style>
    <style:style style:name="P6" style:family="paragraph">
      <loext:graphic-properties draw:fill-color="#b4c7dc"/>
      <style:paragraph-properties fo:text-align="center"/>
    </style:style>
    <style:style style:name="P7" style:family="paragraph">
      <loext:graphic-properties draw:fill="none" draw:fill-color="#ffffff"/>
      <style:text-properties fo:color="#b2b2b2"/>
    </style:style>
    <style:style style:name="P8" style:family="paragraph">
      <style:paragraph-properties fo:text-align="start"/>
    </style:style>
    <style:style style:name="P9" style:family="paragraph">
      <loext:graphic-properties draw:fill-color="#ffffd7"/>
      <style:paragraph-properties fo:text-align="start"/>
    </style:style>
    <style:style style:name="P10" style:family="paragraph">
      <loext:graphic-properties draw:fill="none" draw:fill-color="#ffffff"/>
    </style:style>
    <style:style style:name="T1" style:family="text">
      <style:text-properties fo:color="#b2b2b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302cm" svg:height="1.016cm" svg:x="7.536cm" svg:y="0.308cm">
          <text:p text:style-name="P1">genome.f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2" draw:id="id2" draw:layer="layout" svg:width="4.064cm" svg:height="1.27cm" svg:x="2.239cm" svg:y="3.465cm">
          <text:p text:style-name="P1">faToTwoB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9.187cm" svg:y1="1.324cm" svg:x2="4.271cm" svg:y2="3.465cm" draw:start-shape="id1" draw:start-glue-point="6" draw:end-shape="id2" draw:end-glue-point="4" svg:d="M9187 1324c0 1606-4916 536-4916 2141" svg:viewBox="0 0 4917 2142">
          <text:p/>
        </draw:connector>
        <draw:custom-shape draw:style-name="gr2" draw:text-style-name="P3" xml:id="id3" draw:id="id3" draw:layer="layout" svg:width="4.064cm" svg:height="1.27cm" svg:x="2.239cm" svg:y="7.545cm">
          <text:p text:style-name="P1">twoBitInf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4.271cm" svg:y1="4.735cm" svg:x2="4.271cm" svg:y2="7.545cm" draw:start-shape="id2" draw:start-glue-point="8" draw:end-shape="id3" svg:d="M4271 4735v2810" svg:viewBox="0 0 1 2811">
          <text:p/>
        </draw:connector>
        <draw:custom-shape draw:style-name="gr4" draw:text-style-name="P2" xml:id="id4" draw:id="id4" draw:layer="layout" svg:width="3.834cm" svg:height="1.016cm" svg:x="4.559cm" svg:y="11.86cm">
          <text:p text:style-name="P1">chrom.siz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5" draw:id="id5" draw:layer="layout" svg:width="3.936cm" svg:height="1.016cm" svg:x="2.303cm" svg:y="22.426cm">
          <text:p text:style-name="P1">genome.2bi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curve" svg:x1="4.271cm" svg:y1="8.815cm" svg:x2="6.476cm" svg:y2="11.86cm" draw:start-shape="id3" draw:start-glue-point="8" draw:end-shape="id4" draw:end-glue-point="4" svg:d="M4271 8815c0 2284 2205 762 2205 3045" svg:viewBox="0 0 2206 3046">
          <text:p/>
        </draw:connector>
        <draw:connector draw:style-name="gr3" draw:text-style-name="P4" draw:layer="layout" draw:type="curve" svg:x1="4.271cm" svg:y1="8.815cm" svg:x2="4.271cm" svg:y2="22.426cm" draw:start-shape="id3" draw:start-glue-point="8" draw:end-shape="id5" svg:d="M4271 8815v13611" svg:viewBox="0 0 1 13612">
          <text:p/>
        </draw:connector>
        <draw:custom-shape draw:style-name="gr6" draw:text-style-name="P3" xml:id="id6" draw:id="id6" draw:layer="layout" svg:width="4.282cm" svg:height="1.27cm" svg:x="7.046cm" svg:y="3.465cm">
          <text:p text:style-name="P1">hgGcPerc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9.187cm" svg:y1="1.324cm" svg:x2="9.187cm" svg:y2="3.465cm" draw:start-shape="id1" draw:start-glue-point="6" draw:end-shape="id6" svg:d="M9187 1324v2141" svg:viewBox="0 0 1 2142">
          <text:p/>
        </draw:connector>
        <draw:custom-shape draw:style-name="gr7" draw:text-style-name="P5" xml:id="id7" draw:id="id7" draw:layer="layout" svg:width="2.32cm" svg:height="1.27cm" svg:x="8.027cm" svg:y="7.545cm">
          <text:p text:style-name="P1">gzi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9.187cm" svg:y1="4.735cm" svg:x2="9.187cm" svg:y2="7.545cm" draw:start-shape="id6" draw:start-glue-point="8" draw:end-shape="id7" svg:d="M9187 4735v2810" svg:viewBox="0 0 1 2811">
          <text:p/>
        </draw:connector>
        <draw:custom-shape draw:style-name="gr8" draw:text-style-name="P3" xml:id="id8" draw:id="id8" draw:layer="layout" svg:width="4.381cm" svg:height="1.27cm" svg:x="6.997cm" svg:y="14.042cm">
          <text:p text:style-name="P1">wigToBigWi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9.187cm" svg:y1="8.815cm" svg:x2="9.187cm" svg:y2="14.042cm" draw:start-shape="id7" draw:start-glue-point="8" draw:end-shape="id8" svg:d="M9187 8815v5227" svg:viewBox="0 0 1 5228">
          <text:p/>
        </draw:connector>
        <draw:custom-shape draw:style-name="gr5" draw:text-style-name="P2" xml:id="id9" draw:id="id9" draw:layer="layout" svg:width="3.936cm" svg:height="1.016cm" svg:x="7.219cm" svg:y="22.427cm">
          <text:p text:style-name="P1">gc5Base.bw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curve" svg:x1="9.188cm" svg:y1="15.312cm" svg:x2="9.187cm" svg:y2="22.427cm" draw:start-shape="id8" draw:start-glue-point="8" draw:end-shape="id9" svg:d="M9188 15312c0 5337-1 1780-1 7115" svg:viewBox="0 0 2 7116">
          <text:p/>
        </draw:connector>
        <draw:custom-shape draw:style-name="gr9" draw:text-style-name="P6" xml:id="id10" draw:id="id10" draw:layer="layout" svg:width="4.783cm" svg:height="1.27cm" svg:x="11.869cm" svg:y="3.465cm">
          <text:p text:style-name="P1">extract repea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9.187cm" svg:y1="1.324cm" svg:x2="14.261cm" svg:y2="3.465cm" draw:start-shape="id1" draw:start-glue-point="6" draw:end-shape="id10" draw:end-glue-point="4" svg:d="M9187 1324c0 1606 5074 536 5074 2141" svg:viewBox="0 0 5075 2142">
          <text:p/>
        </draw:connector>
        <draw:custom-shape draw:style-name="gr7" draw:text-style-name="P5" xml:id="id11" draw:id="id11" draw:layer="layout" svg:width="2.32cm" svg:height="1.27cm" svg:x="13.1cm" svg:y="11.845cm">
          <text:p text:style-name="P1">s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4.261cm" svg:y1="4.735cm" svg:x2="14.26cm" svg:y2="11.845cm" draw:start-shape="id10" draw:start-glue-point="8" draw:end-shape="id11" draw:end-glue-point="4" svg:d="M14261 4735c0 5334-1 1779-1 7110" svg:viewBox="0 0 2 7111">
          <text:p/>
        </draw:connector>
        <draw:custom-shape draw:style-name="gr8" draw:text-style-name="P3" xml:id="id12" draw:id="id12" draw:layer="layout" svg:width="4.381cm" svg:height="1.27cm" svg:x="12.07cm" svg:y="14.842cm">
          <text:p text:style-name="P1">bedToBigB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4.26cm" svg:y1="13.115cm" svg:x2="14.261cm" svg:y2="14.842cm" draw:start-shape="id11" draw:start-glue-point="8" draw:end-shape="id12" draw:end-glue-point="4" svg:d="M14260 13115c0 1296 1 433 1 1727" svg:viewBox="0 0 2 1728">
          <text:p/>
        </draw:connector>
        <draw:custom-shape draw:style-name="gr10" draw:text-style-name="P2" xml:id="id13" draw:id="id13" draw:layer="layout" svg:width="4.596cm" svg:height="1.016cm" svg:x="11.962cm" svg:y="22.428cm">
          <text:p text:style-name="P1">softmasking.b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curve" svg:x1="14.261cm" svg:y1="16.112cm" svg:x2="14.26cm" svg:y2="22.428cm" draw:start-shape="id12" draw:start-glue-point="8" draw:end-shape="id13" draw:end-glue-point="0" svg:d="M14261 16112c0 4738-1 1581-1 6316" svg:viewBox="0 0 2 6317">
          <text:p/>
        </draw:connector>
        <draw:connector draw:style-name="gr3" draw:text-style-name="P4" draw:layer="layout" draw:type="curve" svg:x1="8.393cm" svg:y1="12.368cm" svg:x2="14.261cm" svg:y2="14.842cm" draw:start-shape="id4" draw:start-glue-point="7" draw:end-shape="id12" draw:end-glue-point="4" svg:d="M8393 12368c3912 0 5868 824 5868 2474" svg:viewBox="0 0 5869 2475">
          <text:p/>
        </draw:connector>
        <draw:custom-shape draw:style-name="gr11" draw:text-style-name="P2" xml:id="id17" draw:id="id17" draw:layer="layout" svg:width="4.197cm" svg:height="1.016cm" svg:x="19.548cm" svg:y="0.308cm">
          <text:p text:style-name="P1">RNAseq.ba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5" xml:id="id14" draw:id="id14" draw:layer="layout" svg:width="4.352cm" svg:height="1.27cm" svg:x="19.47cm" svg:y="3.465cm">
          <text:p text:style-name="P1">samtools s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xml:id="id15" draw:id="id15" draw:layer="layout" svg:width="4.987cm" svg:height="1.27cm" svg:x="16.921cm" svg:y="6.045cm">
          <text:p text:style-name="P1">samtools inde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6" draw:id="id16" draw:layer="layout" svg:width="4.596cm" svg:height="1.016cm" svg:x="17.116cm" svg:y="22.429cm">
          <text:p text:style-name="P1">RNAseq.s.ba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curve" svg:x1="21.646cm" svg:y1="4.735cm" svg:x2="19.415cm" svg:y2="6.045cm" draw:start-shape="id14" draw:start-glue-point="8" draw:end-shape="id15" draw:end-glue-point="4" svg:d="M21646 4735c0 984-2231 329-2231 1310" svg:viewBox="0 0 2232 1311">
          <text:p/>
        </draw:connector>
        <draw:connector draw:style-name="gr3" draw:text-style-name="P4" draw:layer="layout" draw:type="curve" svg:x1="19.415cm" svg:y1="7.315cm" svg:x2="19.414cm" svg:y2="22.429cm" draw:start-shape="id15" draw:start-glue-point="8" draw:end-shape="id16" draw:end-glue-point="4" svg:d="M19415 7315c0 11337-1 3780-1 15114" svg:viewBox="0 0 2 15115">
          <text:p/>
        </draw:connector>
        <draw:connector draw:style-name="gr3" draw:text-style-name="P4" draw:layer="layout" draw:type="curve" svg:x1="21.647cm" svg:y1="1.324cm" svg:x2="21.646cm" svg:y2="3.465cm" draw:start-shape="id17" draw:start-glue-point="6" draw:end-shape="id14" draw:end-glue-point="4" svg:d="M21647 1324c0 1606-1 536-1 2141" svg:viewBox="0 0 2 2142">
          <text:p/>
        </draw:connector>
        <draw:custom-shape draw:style-name="gr14" draw:text-style-name="P5" xml:id="id18" draw:id="id18" draw:layer="layout" svg:width="3.429cm" svg:height="1.27cm" svg:x="22.508cm" svg:y="6.045cm">
          <text:p text:style-name="P1">bam2wi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21.646cm" svg:y1="4.735cm" svg:x2="24.223cm" svg:y2="6.045cm" draw:start-shape="id14" draw:start-glue-point="8" draw:end-shape="id18" draw:end-glue-point="4" svg:d="M21646 4735c0 984 2577 329 2577 1310" svg:viewBox="0 0 2578 1311">
          <text:p/>
        </draw:connector>
        <draw:connector draw:style-name="gr3" draw:text-style-name="P4" draw:layer="layout" draw:type="curve" svg:x1="8.393cm" svg:y1="12.368cm" svg:x2="9.188cm" svg:y2="14.042cm" draw:start-shape="id4" draw:start-glue-point="7" draw:end-shape="id8" draw:end-glue-point="4" svg:d="M8393 12368c530 0 795 558 795 1674" svg:viewBox="0 0 796 1675">
          <text:p/>
        </draw:connector>
        <draw:connector draw:style-name="gr15" draw:text-style-name="P4" draw:layer="layout" draw:type="curve" svg:x1="24.223cm" svg:y1="7.315cm" svg:x2="9.188cm" svg:y2="14.042cm" draw:start-shape="id18" draw:start-glue-point="8" draw:end-shape="id8" draw:end-glue-point="4" svg:d="M24223 7315c0 5046-15035 1683-15035 6727" svg:viewBox="0 0 15036 6728">
          <text:p/>
        </draw:connector>
        <draw:custom-shape draw:style-name="gr16" draw:text-style-name="P2" xml:id="id19" draw:id="id19" draw:layer="layout" svg:width="4.115cm" svg:height="1.016cm" svg:x="22.165cm" svg:y="22.43cm">
          <text:p text:style-name="P1">RNAseq.bw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4" draw:layer="layout" draw:type="curve" svg:x1="9.188cm" svg:y1="15.312cm" svg:x2="24.223cm" svg:y2="22.43cm" draw:start-shape="id8" draw:start-glue-point="8" draw:end-shape="id19" draw:end-glue-point="4" svg:d="M9188 15312c0 5340 15035 1781 15035 7118" svg:viewBox="0 0 15036 7119">
          <text:p/>
        </draw:connector>
        <draw:custom-shape draw:style-name="gr17" draw:text-style-name="P2" xml:id="id20" draw:id="id20" draw:layer="layout" svg:width="3.624cm" svg:height="1.016cm" svg:x="26.883cm" svg:y="0.309cm">
          <text:p text:style-name="P1">genes.gt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6" xml:id="id21" draw:id="id21" draw:layer="layout" svg:width="5.914cm" svg:height="1.27cm" svg:x="25.738cm" svg:y="3.465cm">
          <text:p text:style-name="P1">standardize form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22" draw:id="id22" draw:layer="layout" svg:width="5.044cm" svg:height="1.27cm" svg:x="26.173cm" svg:y="7.545cm">
          <text:p text:style-name="P1">gtfToGeneP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xml:id="id23" draw:id="id23" draw:layer="layout" svg:width="5.171cm" svg:height="1.27cm" svg:x="26.11cm" svg:y="11.028cm">
          <text:p text:style-name="P1">genePredChe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xml:id="id24" draw:id="id24" draw:layer="layout" svg:width="5.425cm" svg:height="1.27cm" svg:x="25.983cm" svg:y="14.442cm">
          <text:p text:style-name="P1">genePredToB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28.695cm" svg:y1="1.325cm" svg:x2="28.695cm" svg:y2="3.465cm" draw:start-shape="id20" draw:start-glue-point="6" draw:end-shape="id21" draw:end-glue-point="4" svg:d="M28695 1325v2140" svg:viewBox="0 0 1 2141">
          <text:p/>
        </draw:connector>
        <draw:connector draw:style-name="gr3" draw:text-style-name="P4" draw:layer="layout" draw:type="curve" svg:x1="28.695cm" svg:y1="4.735cm" svg:x2="28.695cm" svg:y2="7.545cm" draw:start-shape="id21" draw:start-glue-point="8" draw:end-shape="id22" draw:end-glue-point="4" svg:d="M28695 4735v2810" svg:viewBox="0 0 1 2811">
          <text:p/>
        </draw:connector>
        <draw:connector draw:style-name="gr3" draw:text-style-name="P4" draw:layer="layout" draw:type="curve" svg:x1="28.695cm" svg:y1="8.815cm" svg:x2="28.695cm" svg:y2="11.028cm" draw:start-shape="id22" draw:start-glue-point="8" draw:end-shape="id23" draw:end-glue-point="0" svg:d="M28695 8815v2213" svg:viewBox="0 0 1 2214">
          <text:p/>
        </draw:connector>
        <draw:connector draw:style-name="gr3" draw:text-style-name="P4" draw:layer="layout" draw:type="curve" svg:x1="28.696cm" svg:y1="12.298cm" svg:x2="28.696cm" svg:y2="14.442cm" draw:start-shape="id23" draw:start-glue-point="8" draw:end-shape="id24" draw:end-glue-point="4" svg:d="M28696 12298v2144" svg:viewBox="0 0 1 2145">
          <text:p/>
        </draw:connector>
        <draw:connector draw:style-name="gr15" draw:text-style-name="P4" draw:layer="layout" draw:type="curve" svg:x1="28.696cm" svg:y1="15.712cm" svg:x2="14.26cm" svg:y2="11.845cm" draw:start-shape="id24" draw:start-glue-point="8" draw:end-shape="id11" draw:end-glue-point="4" svg:d="M28696 15712c0 753-7994 502-7994-1933s-6442-2685-6442-1934" svg:viewBox="0 0 14437 4619">
          <text:p/>
        </draw:connector>
        <draw:custom-shape draw:style-name="gr22" draw:text-style-name="P2" xml:id="id25" draw:id="id25" draw:layer="layout" svg:width="3.198cm" svg:height="1.016cm" svg:x="26.796cm" svg:y="22.431cm">
          <text:p text:style-name="P1">genes.b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4" draw:layer="layout" draw:type="curve" svg:x1="14.26cm" svg:y1="16.112cm" svg:x2="28.395cm" svg:y2="22.431cm" draw:start-shape="id12" draw:end-shape="id25" draw:end-glue-point="4" svg:d="M14260 16112c0 4740 14135 1581 14135 6319" svg:viewBox="0 0 14136 6320">
          <text:p/>
        </draw:connector>
        <draw:custom-shape draw:style-name="gr17" draw:text-style-name="P2" xml:id="id26" draw:id="id26" draw:layer="layout" svg:width="3.624cm" svg:height="1.016cm" svg:x="35.784cm" svg:y="0.31cm">
          <text:p text:style-name="P1">maker.gff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2" xml:id="id27" draw:id="id27" draw:layer="layout" svg:width="3.624cm" svg:height="1.016cm" svg:x="33.585cm" svg:y="3.592cm">
          <text:p text:style-name="P1">genes.gff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2" xml:id="id28" draw:id="id28" draw:layer="layout" svg:width="4.262cm" svg:height="1.016cm" svg:x="37.8cm" svg:y="3.592cm">
          <text:p text:style-name="P1">evidence.gff3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curve" svg:x1="37.596cm" svg:y1="1.326cm" svg:x2="35.397cm" svg:y2="3.592cm" draw:start-shape="id26" draw:start-glue-point="6" draw:end-shape="id27" draw:end-glue-point="4" svg:d="M37596 1326c0 1701-2199 568-2199 2266" svg:viewBox="0 0 2200 2267">
          <text:p/>
        </draw:connector>
        <draw:connector draw:style-name="gr3" draw:text-style-name="P4" draw:layer="layout" draw:type="curve" svg:x1="37.596cm" svg:y1="1.326cm" svg:x2="39.931cm" svg:y2="3.592cm" draw:start-shape="id26" draw:start-glue-point="6" draw:end-shape="id28" draw:end-glue-point="0" svg:d="M37596 1326c0 1701 2335 568 2335 2266" svg:viewBox="0 0 2336 2267">
          <text:p/>
        </draw:connector>
        <draw:connector draw:style-name="gr3" draw:text-style-name="P4" draw:layer="layout" draw:type="curve" svg:x1="33.585cm" svg:y1="4.1cm" svg:x2="31.652cm" svg:y2="4.1cm" draw:start-shape="id27" draw:end-shape="id21" svg:d="M33585 4100h-1933" svg:viewBox="0 0 1934 1">
          <text:p/>
        </draw:connector>
        <draw:custom-shape draw:style-name="gr24" draw:text-style-name="P6" xml:id="id29" draw:id="id29" draw:layer="layout" svg:width="4.78cm" svg:height="1.27cm" svg:x="37.541cm" svg:y="7.345cm">
          <text:p text:style-name="P1">convert to b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39.931cm" svg:y1="4.608cm" svg:x2="39.931cm" svg:y2="7.345cm" draw:start-shape="id28" draw:start-glue-point="6" draw:end-shape="id29" svg:d="M39931 4608v2737" svg:viewBox="0 0 1 2738">
          <text:p/>
        </draw:connector>
        <draw:connector draw:style-name="gr15" draw:text-style-name="P4" draw:layer="layout" draw:type="curve" svg:x1="39.931cm" svg:y1="8.615cm" svg:x2="14.26cm" svg:y2="11.845cm" draw:start-shape="id29" draw:start-glue-point="8" draw:end-shape="id11" draw:end-glue-point="4" svg:d="M39931 8615c0 2424-25671 809-25671 3230" svg:viewBox="0 0 25672 3231">
          <text:p/>
        </draw:connector>
        <draw:custom-shape draw:style-name="gr25" draw:text-style-name="P2" xml:id="id33" draw:id="id33" draw:layer="layout" svg:width="3.685cm" svg:height="1.016cm" svg:x="30.497cm" svg:y="22.432cm">
          <text:p text:style-name="P1">evidence.b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" xml:id="id30" draw:id="id30" draw:layer="layout" svg:width="2.854cm" svg:height="1.016cm" svg:x="45.785cm" svg:y="0.311cm">
          <text:p text:style-name="P1">hints.gf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2" draw:layer="layout" svg:width="3.624cm" svg:height="1.016cm" svg:x="35.785cm" svg:y="0.311cm">
          <text:p text:style-name="P1">maker.gff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" xml:id="id31" draw:id="id31" draw:layer="layout" svg:width="4.032cm" svg:height="1.016cm" svg:x="42.869cm" svg:y="3.592cm">
          <text:p text:style-name="P1">gene-like.gt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2" xml:id="id32" draw:id="id32" draw:layer="layout" svg:width="4.262cm" svg:height="1.016cm" svg:x="47.384cm" svg:y="3.592cm">
          <text:p text:style-name="P1">segments.gff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curve" svg:x1="47.212cm" svg:y1="1.327cm" svg:x2="44.885cm" svg:y2="3.592cm" draw:start-shape="id30" draw:end-shape="id31" draw:end-glue-point="0" svg:d="M47212 1327c0 1699-2327 567-2327 2265" svg:viewBox="0 0 2328 2266">
          <text:p/>
        </draw:connector>
        <draw:connector draw:style-name="gr3" draw:text-style-name="P4" draw:layer="layout" draw:type="curve" svg:x1="47.212cm" svg:y1="1.327cm" svg:x2="49.515cm" svg:y2="3.592cm" draw:start-shape="id30" draw:start-glue-point="6" draw:end-shape="id32" svg:d="M47212 1327c0 1699 2303 567 2303 2265" svg:viewBox="0 0 2304 2266">
          <text:p/>
        </draw:connector>
        <draw:connector draw:style-name="gr3" draw:text-style-name="P4" draw:layer="layout" draw:type="curve" svg:x1="44.885cm" svg:y1="4.608cm" svg:x2="30.786cm" svg:y2="4.549cm" draw:start-shape="id31" draw:start-glue-point="6" draw:end-shape="id21" draw:end-glue-point="9" svg:d="M44885 4608c0 943-14099 973-14099-59" svg:viewBox="0 0 14100 771">
          <text:p/>
        </draw:connector>
        <draw:connector draw:style-name="gr15" draw:text-style-name="P4" draw:layer="layout" draw:type="curve" svg:x1="14.261cm" svg:y1="16.112cm" svg:x2="32.34cm" svg:y2="22.432cm" draw:start-shape="id12" draw:start-glue-point="8" draw:end-shape="id33" draw:end-glue-point="4" svg:d="M14261 16112c0 4741 18079 1582 18079 6320" svg:viewBox="0 0 18080 6321">
          <text:p/>
        </draw:connector>
        <draw:connector draw:style-name="gr15" draw:text-style-name="P4" draw:layer="layout" draw:type="curve" svg:x1="49.515cm" svg:y1="4.608cm" svg:x2="42.321cm" svg:y2="7.98cm" draw:start-shape="id32" draw:start-glue-point="6" draw:end-shape="id29" draw:end-glue-point="10" svg:d="M49515 4608c0 2248-2398 3372-7194 3372" svg:viewBox="0 0 7195 3373">
          <text:p/>
        </draw:connector>
        <draw:line draw:style-name="gr28" draw:text-style-name="P4" draw:layer="layout" svg:x1="0.608cm" svg:y1="1.694cm" svg:x2="51.662cm" svg:y2="1.759cm">
          <text:p/>
        </draw:line>
        <draw:frame draw:style-name="gr29" draw:text-style-name="P7" draw:layer="layout" svg:width="4.064cm" svg:height="1.27cm" svg:x="0.301cm" svg:y="0.424cm">
          <draw:text-box>
            <text:p><text:span text:style-name="T1">Input files:</text:span></text:p>
          </draw:text-box>
        </draw:frame>
        <draw:line draw:style-name="gr28" draw:text-style-name="P4" draw:layer="layout" svg:x1="0.481cm" svg:y1="20.744cm" svg:x2="35.152cm" svg:y2="20.763cm">
          <text:p/>
        </draw:line>
        <draw:frame draw:style-name="gr29" draw:text-style-name="P7" draw:layer="layout" svg:width="4.064cm" svg:height="1.27cm" svg:x="0.301cm" svg:y="20.724cm">
          <draw:text-box>
            <text:p><text:span text:style-name="T1">Output files:</text:span></text:p>
          </draw:text-box>
        </draw:frame>
        <draw:line draw:style-name="gr28" draw:text-style-name="P4" draw:layer="layout" svg:x1="35.279cm" svg:y1="20.745cm" svg:x2="35.279cm" svg:y2="10.836cm">
          <text:p/>
        </draw:line>
        <draw:line draw:style-name="gr28" draw:text-style-name="P4" draw:layer="layout" svg:x1="35.279cm" svg:y1="10.711cm" svg:x2="51.661cm" svg:y2="10.711cm">
          <text:p/>
        </draw:line>
        <draw:custom-shape draw:style-name="gr30" draw:text-style-name="P9" draw:layer="layout" svg:width="14.632cm" svg:height="6.896cm" svg:x="36.141cm" svg:y="11.408cm">
          <text:p text:style-name="P8">label/</text:p>
          <text:p text:style-name="P8"><text:s text:c="9"/>hub.txt</text:p>
          <text:p text:style-name="P8"><text:s text:c="9"/>genomes.txt</text:p>
          <text:p text:style-name="P8"><text:s text:c="9"/>aboutHub.txt</text:p>
          <text:p text:style-name="P8"><text:s text:c="9"/>label/</text:p>
          <text:p text:style-name="P8"><text:s text:c="18"/>trackDb.txt</text:p>
          <text:p text:style-name="P8"><text:s text:c="18"/>groups.txt</text:p>
          <text:p text:style-name="P8"><text:tab/> <text:s text:c="10"/>[track_files in 2bit, bw, bb, bam format]</text:p>
          <text:p text:style-name="P8"><text:s text:c="18"/>[track_descriptions].html</text:p>
          <text:p text:style-name="P8"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1" draw:text-style-name="P7" draw:layer="layout" svg:width="4.445cm" svg:height="1.673cm" svg:x="0.301cm" svg:y="1.924cm">
          <draw:text-box>
            <text:p><text:span text:style-name="T1">make_hub.py</text:span></text:p>
          </draw:text-box>
        </draw:frame>
        <draw:line draw:style-name="gr28" draw:text-style-name="P4" draw:layer="layout" svg:x1="0.482cm" svg:y1="23.845cm" svg:x2="36.676cm" svg:y2="23.792cm">
          <text:p/>
        </draw:line>
        <draw:line draw:style-name="gr28" draw:text-style-name="P4" draw:layer="layout" svg:x1="36.791cm" svg:y1="23.746cm" svg:x2="36.791cm" svg:y2="19.093cm">
          <text:p/>
        </draw:line>
        <draw:line draw:style-name="gr28" draw:text-style-name="P4" draw:layer="layout" svg:x1="36.803cm" svg:y1="19.207cm" svg:x2="51.676cm" svg:y2="19.206cm">
          <text:p/>
        </draw:line>
        <draw:frame draw:style-name="gr29" draw:text-style-name="P7" draw:layer="layout" svg:width="4.064cm" svg:height="1.27cm" svg:x="36.93cm" svg:y="19.347cm">
          <draw:text-box>
            <text:p><text:span text:style-name="T1">User action:</text:span></text:p>
          </draw:text-box>
        </draw:frame>
        <draw:frame draw:style-name="gr32" draw:text-style-name="P10" draw:layer="layout" svg:width="15.332cm" svg:height="5.228cm" svg:x="37.219cm" svg:y="20.49cm">
          <draw:text-box>
            <text:p>scp -r label user@server:/target/location</text:p>
            <text:p/>
            <text:p>Feed the link to hub.txt to UCSC genome browser:</text:p>
            <text:p><text:tab/>My Data -&gt; Track Hubs -&gt; MyHubs</text:p>
            <text:p/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52.07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2T14:22:25.564837106</meta:creation-date>
    <meta:generator>LibreOffice/6.0.7.3$Linux_X86_64 LibreOffice_project/00m0$Build-3</meta:generator>
    <dc:date>2019-02-13T13:02:23.257928822</dc:date>
    <meta:editing-duration>PT57M22S</meta:editing-duration>
    <meta:editing-cycles>11</meta:editing-cycles>
    <meta:document-statistic meta:object-count="83"/>
  </office:meta>
</office:document-meta>
</file>